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svg:font-family="'Source Han Serif'" style:font-family-generic="roman" style:font-pitch="variable"/>
    <style:font-face style:name="Source Han Serif SC" svg:font-family="'Source Han Serif SC'" style:font-family-generic="system" style:font-pitch="variable"/>
    <style:font-face style:name="Verdana" svg:font-family="Verdana" style:font-family-generic="swiss" style:font-pitch="variable"/>
    <style:font-face style:name="宋体" svg:font-family="宋体, SimSun" style:font-pitch="variable"/>
  </office:font-face-decls>
  <office:automatic-styles>
    <style:style style:name="P1" style:family="paragraph" style:parent-style-name="Standard">
      <style:paragraph-properties fo:line-height="180%" fo:text-align="end" style:justify-single-word="false"/>
      <style:text-properties style:font-name="Source Han Serif" officeooo:paragraph-rsid="000de01f" style:font-name-asian="Source Han Serif"/>
    </style:style>
    <style:style style:name="P2" style:family="paragraph" style:parent-style-name="Standard">
      <style:paragraph-properties fo:line-height="180%" fo:text-align="start" style:justify-single-word="false"/>
      <style:text-properties style:font-name="Source Han Serif" officeooo:paragraph-rsid="000de01f" style:font-name-asian="Source Han Serif"/>
    </style:style>
    <style:style style:name="P3" style:family="paragraph" style:parent-style-name="Standard" style:list-style-name="L1">
      <style:paragraph-properties fo:line-height="180%" fo:text-align="start" style:justify-single-word="false"/>
      <style:text-properties style:font-name="Source Han Serif" officeooo:paragraph-rsid="000de01f" style:font-name-asian="Source Han Serif"/>
    </style:style>
    <style:style style:name="P4" style:family="paragraph" style:parent-style-name="Standard">
      <style:paragraph-properties fo:line-height="180%" fo:text-align="justify" style:justify-single-word="false"/>
      <style:text-properties style:font-name="Source Han Serif" officeooo:paragraph-rsid="000de01f" style:font-name-asian="Source Han Serif"/>
    </style:style>
    <style:style style:name="T1" style:family="text">
      <style:text-properties fo:color="#282828" loext:opacity="100%" style:letter-kerning="false" style:font-name-complex="宋体" style:font-size-complex="10.5pt"/>
    </style:style>
    <style:style style:name="T2" style:family="text">
      <style:text-properties fo:color="#282828" loext:opacity="100%" officeooo:rsid="000de01f" style:letter-kerning="false" style:font-name-complex="宋体" style:font-size-complex="10.5pt"/>
    </style:style>
    <style:style style:name="T3" style:family="text">
      <style:text-properties officeooo:rsid="000de01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２０２３年４月１９日</text:p>
      <text:p text:style-name="P4"><text:span text:style-name="T1"/></text:p>
      <text:p text:style-name="P4">一、文</text:p>
      <text:p text:style-name="P4"/>
      <text:p text:style-name="P4"><text:span text:style-name="T2">　</text:span><text:span text:style-name="T1">私たちが物を食べたとき、その前と後で私たちの体重はどのように変化するのだろうか。例えば、いま100gのくだものを食べたとして、体重は何グラムふえるだろうか。答えは100gである。あたり前じゃないかと怒ってはいけない。それは食べたすぐ後の話なのだ。では、食べてから時間がたったらどうなるだろうか。</text:span></text:p>
      <text:p text:style-name="P4"><text:span text:style-name="T2">　</text:span><text:span text:style-name="T1">今から380年ほど前、あるイタリアの学者が、食べ物の重さと体重の関係を知るために、自分の体を使って体重の変化をこまかく調べた。まず、人間が乗ることのできる大きなはかりを特別に作り、その上に何日間もすわりつづけて、食べたり飲んだり、大便や小便をしたりした。そして、そのたびに体重の変化をていねんに計って調べたのである。</text:span></text:p>
      <text:p text:style-name="P4"><text:span text:style-name="T2">　</text:span><text:span text:style-name="T1">最初、その学者が考えたのは、食べたり飲んだりした物の重さから、外に出した大便や小便の重さを単純に引き算した分だけ体重はふえるだろう、ということだった。ところが、実験をしてみた結果、彼が考えていたほど体重はふえなかったのである。彼は実験に間違いがあったのかもしてないと思って何回もやりなおしてみたが、結果はやはり同じだった。彼は困ってしまった。おそらく、食べ物や飲み物の一部は、何か目には見えない物となって体の外へ出て行ってしまったのだろう、結局、彼はそう考えた。そう、彼は間違っていなかった。</text:span></text:p>
      <text:p text:style-name="P4"><text:span text:style-name="T2">　</text:span><text:span text:style-name="T1">では、その目に見えない物となって出て行ったのは何か。一つは汗である。人間の体からは、たとえじっとしていても、一日に1kg近くの汗が外に出ていく。この汗のことについてイタリアの学者も考えていた。もう一つは息を吐くときに出る炭酸ガス、つまりCO2だ。これは彼の時代よりずっと後になって、あるイギリスの学者が調べたことだが、体重68kgの人は一日に約0.7kgの酸素(O2)を取り入れて約0.82kgのCO2を出しているという。つまり、人間の体重は、呼吸をするだけで、一日に約0.12kgずつへっていくことになるわけである。</text:span></text:p>
      <text:p text:style-name="P4"><text:soft-page-break/><text:span text:style-name="T2">　</text:span><text:span text:style-name="T1">大変な苦労をして実験をした学者も、残念ながら、このことにまでは気がつかなかった。そのころは、空気はただ空気とだけ考えられていて、O2やCO2などいろいろな気体からできているとは考えられていなかたからである。</text:span></text:p>
      <text:p text:style-name="P4"><text:span text:style-name="T1"/></text:p>
      <text:p text:style-name="P1"><text:span text:style-name="T1">（参考：左巻恵美子「人間の体重 24時間」「たのしい科学の話」新生出版）</text:span></text:p>
      <text:p text:style-name="P2"/>
      <text:p text:style-name="P2">二、語彙</text:p>
      <text:p text:style-name="P2"/>
      <text:list xml:id="list1954662862" text:style-name="L1">
        <text:list-item>
          <text:p text:style-name="P3">体重（たいじゅう）</text:p>
        </text:list-item>
        <text:list-item>
          <text:p text:style-name="P3">変化する（へんかする）</text:p>
        </text:list-item>
        <text:list-item>
          <text:p text:style-name="P3">例えば（たとえば）</text:p>
        </text:list-item>
        <text:list-item>
          <text:p text:style-name="P3">果物（くだもの）</text:p>
        </text:list-item>
        <text:list-item>
          <text:p text:style-name="P3">増える（ふえる）</text:p>
        </text:list-item>
        <text:list-item>
          <text:p text:style-name="P3">答え（こたえ）</text:p>
        </text:list-item>
        <text:list-item>
          <text:p text:style-name="P3">当たり前<text:span text:style-name="T3">　当然</text:span></text:p>
        </text:list-item>
        <text:list-item>
          <text:p text:style-name="P3">怒る（いかる・おこる）</text:p>
        </text:list-item>
        <text:list-item>
          <text:p text:style-name="P3">学者（がくしゃ）</text:p>
        </text:list-item>
        <text:list-item>
          <text:p text:style-name="P3">重さ（おもさ）</text:p>
        </text:list-item>
        <text:list-item>
          <text:p text:style-name="P3">関係（かんけい）</text:p>
        </text:list-item>
        <text:list-item>
          <text:p text:style-name="P3">体（からだ）</text:p>
        </text:list-item>
        <text:list-item>
          <text:p text:style-name="P3">細かい（こまかい）</text:p>
        </text:list-item>
        <text:list-item>
          <text:p text:style-name="P3">調べる（しらべる）<text:span text:style-name="T3">　调查</text:span></text:p>
        </text:list-item>
        <text:list-item>
          <text:p text:style-name="P3"><text:soft-page-break/>計る（はかる）<text:span text:style-name="T3">　计量</text:span></text:p>
        </text:list-item>
        <text:list-item>
          <text:p text:style-name="P3">測る（はかる）</text:p>
        </text:list-item>
        <text:list-item>
          <text:p text:style-name="P3">坐る（すわる）</text:p>
        </text:list-item>
        <text:list-item>
          <text:p text:style-name="P3">座る（すわる）</text:p>
        </text:list-item>
        <text:list-item>
          <text:p text:style-name="P3">座り続け</text:p>
        </text:list-item>
        <text:list-item>
          <text:p text:style-name="P3">度（たび）</text:p>
        </text:list-item>
        <text:list-item>
          <text:p text:style-name="P3">計って調べる（はかってしらべる）</text:p>
        </text:list-item>
        <text:list-item>
          <text:p text:style-name="P3">最初（さいしょ）</text:p>
        </text:list-item>
        <text:list-item>
          <text:p text:style-name="P3">外（そと）</text:p>
        </text:list-item>
        <text:list-item>
          <text:p text:style-name="P3">出す（だす）</text:p>
        </text:list-item>
        <text:list-item>
          <text:p text:style-name="P3">単純（たんじゅん）</text:p>
        </text:list-item>
        <text:list-item>
          <text:p text:style-name="P3">算する（さんする）</text:p>
        </text:list-item>
        <text:list-item>
          <text:p text:style-name="P3">引（ひ）き算する</text:p>
        </text:list-item>
        <text:list-item>
          <text:p text:style-name="P3">ところが〜<text:span text:style-name="T3">　可是</text:span></text:p>
        </text:list-item>
        <text:list-item>
          <text:p text:style-name="P3">実験（じっけん）</text:p>
        </text:list-item>
        <text:list-item>
          <text:p text:style-name="P3">間違い（まちがい）</text:p>
        </text:list-item>
        <text:list-item>
          <text:p text:style-name="P3">結果（けっか）</text:p>
        </text:list-item>
        <text:list-item>
          <text:p text:style-name="P3">困る（こまる）<text:span text:style-name="T3">　困难</text:span></text:p>
        </text:list-item>
        <text:list-item>
          <text:p text:style-name="P3">恐らく（おそらく）〜<text:span text:style-name="T3">　大概，恐怕</text:span></text:p>
        </text:list-item>
        <text:list-item>
          <text:p text:style-name="P3">結局（けっきょく）</text:p>
        </text:list-item>
        <text:list-item>
          <text:p text:style-name="P3">汗（あせ）</text:p>
        </text:list-item>
        <text:list-item>
          <text:p text:style-name="P3">じっと<text:span text:style-name="T3">　一动不动地</text:span></text:p>
        </text:list-item>
        <text:list-item>
          <text:p text:style-name="P3"><text:soft-page-break/>近く（ちかく）</text:p>
        </text:list-item>
        <text:list-item>
          <text:p text:style-name="P3">息（いき）</text:p>
        </text:list-item>
        <text:list-item>
          <text:p text:style-name="P3">吐く（つく）</text:p>
        </text:list-item>
        <text:list-item>
          <text:p text:style-name="P3">息を吐く</text:p>
        </text:list-item>
        <text:list-item>
          <text:p text:style-name="P3">炭酸（たんさん）</text:p>
        </text:list-item>
        <text:list-item>
          <text:p text:style-name="P3">つまり<text:span text:style-name="T3">　就是说</text:span></text:p>
        </text:list-item>
        <text:list-item>
          <text:p text:style-name="P3">約（やく）</text:p>
        </text:list-item>
        <text:list-item>
          <text:p text:style-name="P3">酸素（さんそ）</text:p>
        </text:list-item>
        <text:list-item>
          <text:p text:style-name="P3">呼吸（こきゅう）する</text:p>
        </text:list-item>
        <text:list-item>
          <text:p text:style-name="P3">ずつ<text:span text:style-name="T3">　一个个（each）</text:span></text:p>
        </text:list-item>
        <text:list-item>
          <text:p text:style-name="P3">減る（へる）</text:p>
        </text:list-item>
        <text:list-item>
          <text:p text:style-name="P3">苦労（くろう）</text:p>
        </text:list-item>
        <text:list-item>
          <text:p text:style-name="P3">気がつく（きがつく）<text:span text:style-name="T3">　意识到</text:span></text:p>
        </text:list-item>
        <text:list-item>
          <text:p text:style-name="P3">空気（くうき）</text:p>
        </text:list-item>
        <text:list-item>
          <text:p text:style-name="P3">気体（きたい）</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svg:font-family="'Source Han Serif'" style:font-family-generic="roman" style:font-pitch="variable"/>
    <style:font-face style:name="Source Han Serif SC" svg:font-family="'Source Han Serif SC'" style:font-family-generic="system" style:font-pitch="variable"/>
    <style:font-face style:name="Verdana" svg:font-family="Verdana" style:font-family-generic="swiss" style:font-pitch="variable"/>
    <style:font-face style:name="宋体" svg:font-family="宋体, SimSu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9:00:06.217821832</meta:creation-date>
    <dc:date>2023-04-19T09:41:01.859705146</dc:date>
    <meta:editing-duration>PT40M56S</meta:editing-duration>
    <meta:editing-cycles>1</meta:editing-cycles>
    <meta:generator>LibreOffice/7.5.2.2$Linux_X86_64 LibreOffice_project/50$Build-2</meta:generator>
    <meta:document-statistic meta:table-count="0" meta:image-count="0" meta:object-count="0" meta:page-count="4" meta:paragraph-count="60" meta:word-count="1379" meta:character-count="1529" meta:non-whitespace-character-count="1513"/>
  </office:meta>
</office:document-meta>
</file>